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 Light" svg:font-family="'JetBrains Mono Light'" style:font-family-generic="modern" style:font-pitch="fixed"/>
    <style:font-face style:name="JetBrains Mono Light1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ora"/>
    </style:style>
    <style:style style:name="P2" style:family="paragraph" style:parent-style-name="Standard">
      <style:paragraph-properties fo:text-align="center" style:justify-single-word="false"/>
      <style:text-properties style:font-name="Lora" officeooo:rsid="00052b4e" officeooo:paragraph-rsid="00052b4e" fo:background-color="#b4c7dc"/>
    </style:style>
    <style:style style:name="P3" style:family="paragraph" style:parent-style-name="Standard">
      <style:text-properties style:font-name="Lora" officeooo:rsid="0006074d" officeooo:paragraph-rsid="0006074d"/>
    </style:style>
    <style:style style:name="P4" style:family="paragraph" style:parent-style-name="Standard" style:list-style-name="L1">
      <style:text-properties style:font-name="Lora" officeooo:rsid="0006074d" officeooo:paragraph-rsid="0006074d"/>
    </style:style>
    <style:style style:name="P5" style:family="paragraph" style:parent-style-name="Standard" style:list-style-name="L1">
      <style:text-properties style:font-name="Lora" officeooo:rsid="0006074d" officeooo:paragraph-rsid="0007a429"/>
    </style:style>
    <style:style style:name="P6" style:family="paragraph" style:parent-style-name="Standard">
      <style:paragraph-properties fo:text-align="center" style:justify-single-word="false"/>
      <style:text-properties style:font-name="Lora" officeooo:rsid="0006074d" officeooo:paragraph-rsid="0006074d" fo:background-color="#ffb66c"/>
    </style:style>
    <style:style style:name="P7" style:family="paragraph" style:parent-style-name="Standard">
      <style:paragraph-properties fo:text-align="center" style:justify-single-word="false"/>
      <style:text-properties style:font-name="Lora" officeooo:paragraph-rsid="0006074d" fo:background-color="#ffb66c"/>
    </style:style>
    <style:style style:name="P8" style:family="paragraph" style:parent-style-name="Standard">
      <style:text-properties style:font-name="Lora" officeooo:paragraph-rsid="0006074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8000" loext:opacity="100%" style:font-name="JetBrains Mono Light" fo:font-size="9pt" fo:background-color="#ffffff" style:font-size-asian="9pt" style:font-size-complex="9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JetBrains Mono Light" fo:font-size="9pt" fo:background-color="#ffffff" style:font-size-asian="9pt" style:font-size-complex="9pt"/>
    </style:style>
    <style:style style:name="P11" style:family="paragraph" style:parent-style-name="Standard">
      <style:text-properties style:font-name="JetBrains Mono Light" fo:font-size="9pt" style:font-size-asian="9pt" style:font-size-complex="9pt"/>
    </style:style>
    <style:style style:name="P12" style:family="paragraph" style:parent-style-name="Standard">
      <style:paragraph-properties fo:margin-top="0in" fo:margin-bottom="0.1965in" style:contextual-spacing="false"/>
      <style:text-properties style:font-name="JetBrains Mono Light" fo:font-size="9pt" style:font-size-asian="9pt" style:font-size-complex="9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JetBrains Mono Light" fo:font-size="9pt" fo:background-color="#ffffff" style:font-size-asian="9pt" style:font-size-complex="9pt"/>
    </style:style>
    <style:style style:name="P14" style:family="paragraph" style:parent-style-name="Standard">
      <style:paragraph-properties fo:margin-top="0in" fo:margin-bottom="0.1965in" style:contextual-spacing="false"/>
      <style:text-properties style:font-name="JetBrains Mono Light" fo:font-size="9pt" fo:background-color="#ffffff" style:font-size-asian="9pt" style:font-size-complex="9pt"/>
    </style:style>
    <style:style style:name="P15" style:family="paragraph" style:parent-style-name="Standard">
      <style:text-properties style:font-name="JetBrains Mono Light1" fo:font-size="9pt" style:font-size-asian="9pt" style:font-size-complex="9pt"/>
    </style:style>
    <style:style style:name="P16" style:family="paragraph" style:parent-style-name="Standard">
      <style:text-properties style:font-name="JetBrains Mono Light1" fo:font-size="14pt" officeooo:rsid="00052b4e" fo:background-color="#ffffa6" style:font-size-asian="14pt" style:font-size-complex="14pt"/>
    </style:style>
    <style:style style:name="P17" style:family="paragraph" style:parent-style-name="Standard">
      <style:text-properties style:font-name="JetBrains Mono Light1" fo:font-size="14pt" officeooo:rsid="0006074d" officeooo:paragraph-rsid="0006074d" fo:background-color="#ffffa6" style:font-size-asian="14pt" style:font-size-complex="14pt"/>
    </style:style>
    <style:style style:name="T1" style:family="text">
      <style:text-properties officeooo:rsid="0006074d"/>
    </style:style>
    <style:style style:name="T2" style:family="text">
      <style:text-properties fo:color="#0000ff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267f99" loext:opacity="100%"/>
    </style:style>
    <style:style style:name="T5" style:family="text">
      <style:text-properties style:font-name="JetBrains Mono Light1"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a429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avier Oswaldo Sacor Quijivix</text:p>
      <text:p text:style-name="P17">201430061</text:p>
      <text:p text:style-name="P1"/>
      <text:p text:style-name="P1"/>
      <text:p text:style-name="P2"><text:s/>TRADUCTOR PARA GRAFICAS </text:p>
      <text:p text:style-name="P1"><text:s/></text:p>
      <text:p text:style-name="P1"/>
      <text:p text:style-name="P6">LENGUAJE JSON</text:p>
      <text:p text:style-name="P11"/>
      <text:p text:style-name="P9">// #%#%#%#% TERMINALES #%#%#%#%</text:p>
      <text:p text:style-name="P11"/>
      <text:p text:style-name="P13"><text:span text:style-name="T2">terminal</text:span><text:span text:style-name="T3"> </text:span><text:span text:style-name="T4">String</text:span><text:span text:style-name="T3"> MI_TEXTO, MI_URL, MI_INTEGER, MI_COLOR ;</text:span></text:p>
      <text:p text:style-name="P11"/>
      <text:p text:style-name="P13"><text:span text:style-name="T2">terminal</text:span><text:span text:style-name="T3"> IZQLLAVE, DERLLAVE, IZQCORCH, DERCORCH, COMA ;</text:span></text:p>
      <text:p text:style-name="P11"/>
      <text:p text:style-name="P13"><text:span text:style-name="T2">terminal</text:span><text:span text:style-name="T3"> KD_DATA, KD_CHART, KD_LABEL, KD_TITLE, KD_DESCRIP, KD_COPYR, KD_BACKGR, KD_FONTFAM, KD_FONTSIZE, KD_CATEGORY, KD_VALUE, KD_COLOR ;</text:span></text:p>
      <text:p text:style-name="P13"><text:span text:style-name="T2">terminal</text:span><text:span text:style-name="T3"> KD_ICON, KD_LINK, KD_XLABEL, KD_YLABEL, KD_LEGEND, KD_X, KD_Y, KD_SIZE, KD_HEADER, KD_FOOTER, KD_KEYWORDS, KD_PONTS, KD_LINE, KD_NAME ;</text:span></text:p>
      <text:p text:style-name="P11"/>
      <text:p text:style-name="P9">// #%#%#%#% NO TERMINALES #%#%#%#%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Dashb</text:span><text:span text:style-name="T3"> dashboard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ar&gt; content, content2, content3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Par</text:span><text:span text:style-name="T3"> property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ar&gt; properties, propertyList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Object</text:span><text:span text:style-name="T3"> grafico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Object&gt; graficos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Barras</text:span><text:span text:style-name="T3"> barras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Barras</text:span><text:span text:style-name="T3">.Data barras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Barras.Data&gt; barrasData, barrasDataList, barras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BarrasXt</text:span><text:span text:style-name="T3"> barrasXt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BarrasXt</text:span><text:span text:style-name="T3">.Data barrasXt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BarrasXt.Data&gt; barrasXtData, barrasXtDataList, barrasXt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Pastel</text:span><text:span text:style-name="T3"> pastel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Pastel</text:span><text:span text:style-name="T3">.Data pastel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astel.Data&gt; pastelData, pastelDataList, pastel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PastelXt</text:span><text:span text:style-name="T3"> pastelXt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PastelXt</text:span><text:span text:style-name="T3">.Data pastelXt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astelXt.Data&gt; pastelXtData, pastelXtDataList, pastelXt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Chart2</text:span><text:span text:style-name="T3"> pastelXtChart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Chart1</text:span><text:span text:style-name="T3"> chart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Puntos</text:span><text:span text:style-name="T3"> puntos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Puntos</text:span><text:span text:style-name="T3">.Data puntos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untos.Data&gt; puntosData, puntosDataList, puntos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PuntosXt</text:span><text:span text:style-name="T3"> puntosXt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PuntosXt</text:span><text:span text:style-name="T3">.Data puntosXt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PuntosXt.Data&gt; puntosXtData, puntosXtDataList, puntosXt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Lineas</text:span><text:span text:style-name="T3"> lineas ;</text:span></text:p>
      <text:p text:style-name="P13"><text:soft-page-break/><text:span text:style-name="T2">non</text:span><text:span text:style-name="T3"> </text:span><text:span text:style-name="T2">terminal</text:span><text:span text:style-name="T3"> </text:span><text:span text:style-name="T4">Lineas</text:span><text:span text:style-name="T3">.Data lineas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Lineas.Data&gt; lineasData, lineasDataList, lineasDataList2  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LineasXt</text:span><text:span text:style-name="T3"> lineasXt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LineasXt</text:span><text:span text:style-name="T3">.Data lineasXtData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LineasXt.Data&gt; lineasXtData, lineasXtDataList, lineasXtData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Tarjeta</text:span><text:span text:style-name="T3"> tarjeta, tarjetaData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TarjetaXt</text:span><text:span text:style-name="T3"> tarjetaXt, tarjetaXtData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String&gt; keywords, keywordList, keyword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Lineas</text:span><text:span text:style-name="T3">.Data.Punto point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Lineas.Data.Punto&gt; points, pointList, point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LineasXt</text:span><text:span text:style-name="T3">.Data.Punto pointXt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ArrayList</text:span><text:span text:style-name="T3">&lt;LineasXt.Data.Punto&gt; pointsXt, pointXtList, pointXtList2 ;</text:span></text:p>
      <text:p text:style-name="P11"/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title, description, header, footer, backgr, fontFam, fontSiz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category, 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xLabel, yLabel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color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legend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x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yValu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nam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size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label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icon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link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copyright ;</text:span></text:p>
      <text:p text:style-name="P13"><text:span text:style-name="T2">non</text:span><text:span text:style-name="T3"> </text:span><text:span text:style-name="T2">terminal</text:span><text:span text:style-name="T3"> </text:span><text:span text:style-name="T4">String</text:span><text:span text:style-name="T3"> lineStyle ; </text:span></text:p>
      <text:p text:style-name="P11"/>
      <text:p text:style-name="P9">// PRODUCCIONES</text:p>
      <text:p text:style-name="P11"/>
      <text:p text:style-name="P9">// definicion de la produccion inicial</text:p>
      <text:p text:style-name="P13"><text:span text:style-name="T2">start</text:span><text:span text:style-name="T3"> </text:span><text:span text:style-name="T2">with</text:span><text:span text:style-name="T3"> dashboard ;</text:span></text:p>
      <text:p text:style-name="P11"/>
      <text:p text:style-name="P10">dashboard ::=</text:p>
      <text:p text:style-name="P10">    IZQLLAVE content:w1 DERLLAVE </text:p>
      <text:p text:style-name="P10">;</text:p>
      <text:p text:style-name="P10">content ::= </text:p>
      <text:p text:style-name="P10">    properties:w1                             </text:p>
      <text:p text:style-name="P10">    | properties:w1 content2:w2               </text:p>
      <text:p text:style-name="P10">    | properties:w1 content2:w2 properties:w3 </text:p>
      <text:p text:style-name="P10">    | graficos:w1 content3:w2                 </text:p>
      <text:p text:style-name="P10">    | graficos:w1 content3:w2 graficos:w3     </text:p>
      <text:p text:style-name="P10">;</text:p>
      <text:p text:style-name="P10">content2 ::=</text:p>
      <text:p text:style-name="P10">    graficos:w1                             </text:p>
      <text:p text:style-name="P10">    | content2:w1 properties:w2 graficos:w3 </text:p>
      <text:p text:style-name="P10">;</text:p>
      <text:p text:style-name="P10">content3 ::=</text:p>
      <text:p text:style-name="P10">    properties:w1                           </text:p>
      <text:p text:style-name="P10">    | content3:w1 graficos:w2 properties:w3 </text:p>
      <text:p text:style-name="P10">;</text:p>
      <text:p text:style-name="P11"/>
      <text:p text:style-name="P9">// PROPERTIES &gt;&gt;&gt;&gt;&gt;&gt;&gt;&gt;&gt;&gt;&gt;&gt;&gt;&gt;&gt;&gt;&gt;&gt;&gt;</text:p>
      <text:p text:style-name="P10">properties ::= </text:p>
      <text:p text:style-name="P10">    property:w1                      </text:p>
      <text:p text:style-name="P10">    | property:w1 COMA               </text:p>
      <text:p text:style-name="P10">    | properties:w1 property:w2      </text:p>
      <text:p text:style-name="P10">    | properties:w1 property:w2 COMA </text:p>
      <text:p text:style-name="P10">;</text:p>
      <text:p text:style-name="P10"><text:soft-page-break/>property ::= </text:p>
      <text:p text:style-name="P10">    title:w1         </text:p>
      <text:p text:style-name="P10">    | description:w1 </text:p>
      <text:p text:style-name="P10">    | keywords:w1    </text:p>
      <text:p text:style-name="P10">    | header:w1      </text:p>
      <text:p text:style-name="P10">    | footer:w1      </text:p>
      <text:p text:style-name="P10">    | backgr:w1      </text:p>
      <text:p text:style-name="P10">    | fontFam:w1     </text:p>
      <text:p text:style-name="P10">    | fontSize:w1    </text:p>
      <text:p text:style-name="P10">    | error:w1 MI_TEXTO:w2</text:p>
      <text:p text:style-name="P10">    | error:w1 MI_COLOR:w2</text:p>
      <text:p text:style-name="P10">    | error:w1 DERCORCH:w2</text:p>
      <text:p text:style-name="P10">    | error:w1 DERLLAVE:w2</text:p>
      <text:p text:style-name="P10">;</text:p>
      <text:p text:style-name="P11"/>
      <text:p text:style-name="P9">// GRAFICOS &gt;&gt;&gt;&gt;&gt;&gt;&gt;&gt;&gt;&gt;&gt;&gt;&gt;&gt;&gt;&gt;&gt;&gt;&gt;</text:p>
      <text:p text:style-name="P10">graficos ::=</text:p>
      <text:p text:style-name="P10">    grafico:w1                </text:p>
      <text:p text:style-name="P10">    | graficos:w1 grafico:w2  </text:p>
      <text:p text:style-name="P10">;</text:p>
      <text:p text:style-name="P10">grafico ::=</text:p>
      <text:p text:style-name="P10">    barras:w1      </text:p>
      <text:p text:style-name="P10">    | barrasXt:w1  </text:p>
      <text:p text:style-name="P10">    | pastel:w1    </text:p>
      <text:p text:style-name="P10">    | pastelXt:w1  </text:p>
      <text:p text:style-name="P10">    | puntos:w1    </text:p>
      <text:p text:style-name="P10">    | puntosXt:w1  </text:p>
      <text:p text:style-name="P10">    | lineas:w1    </text:p>
      <text:p text:style-name="P10">    | lineasXt:w1  </text:p>
      <text:p text:style-name="P10">    | tarjeta:w1   </text:p>
      <text:p text:style-name="P10">    | tarjetaXt:w1 </text:p>
      <text:p text:style-name="P10">    | IZQLLAVE:w1 error:w2 DERLLAVE:w3 </text:p>
      <text:p text:style-name="P10">;</text:p>
      <text:p text:style-name="P11"/>
      <text:p text:style-name="P9">// BARRAS &gt;&gt;&gt;&gt;&gt;&gt;&gt;&gt;&gt;&gt;&gt;&gt;&gt;&gt;&gt;&gt;&gt;&gt;&gt;</text:p>
      <text:p text:style-name="P9">// barras</text:p>
      <text:p text:style-name="P10">barras ::=</text:p>
      <text:p text:style-name="P10">    IZQLLAVE barrasData:w1 DERLLAVE </text:p>
      <text:p text:style-name="P10">;</text:p>
      <text:p text:style-name="P10">barrasData ::= KD_DATA IZQCORCH barrasDataList:w1 DERCORCH </text:p>
      <text:p text:style-name="P10">;</text:p>
      <text:p text:style-name="P10">barrasDataList ::= </text:p>
      <text:p text:style-name="P10">    barrasDataValue:w1                      </text:p>
      <text:p text:style-name="P10">    | barrasDataList2:w1 barrasDataValue:w2 </text:p>
      <text:p text:style-name="P10">;</text:p>
      <text:p text:style-name="P10">barrasDataList2 ::=</text:p>
      <text:p text:style-name="P10">    barrasDataValue:w1 COMA                       </text:p>
      <text:p text:style-name="P10">    | barrasDataList2:w1 barrasDataValue:w2 COMA  </text:p>
      <text:p text:style-name="P10">;</text:p>
      <text:p text:style-name="P10">barrasDataValue ::=</text:p>
      <text:p text:style-name="P10">    IZQLLAVE category:w1 COMA value:w2 DERLLAVE    </text:p>
      <text:p text:style-name="P10">    | IZQLLAVE value:w2 COMA category:w1 DERLLAVE  </text:p>
      <text:p text:style-name="P10">;</text:p>
      <text:p text:style-name="P11"/>
      <text:p text:style-name="P9">// barrasXt</text:p>
      <text:p text:style-name="P10">barrasXt ::= </text:p>
      <text:p text:style-name="P10">IZQLLAVE barrasXtData:w1 COMA chart:w2 DERLLAVE         </text:p>
      <text:p text:style-name="P10">    | IZQLLAVE chart:w2 COMA barrasXtData:w1 DERLLAVE   </text:p>
      <text:p text:style-name="P10">;</text:p>
      <text:p text:style-name="P10">barrasXtData ::= KD_DATA IZQCORCH barrasXtDataList:w1 DERCORCH </text:p>
      <text:p text:style-name="P10">;</text:p>
      <text:p text:style-name="P10">barrasXtDataList ::= </text:p>
      <text:p text:style-name="P10">    barrasXtDataValue:w1                        </text:p>
      <text:p text:style-name="P10">    | barrasXtDataList2:w1 barrasXtDataValue:w2 </text:p>
      <text:p text:style-name="P10"><text:soft-page-break/>;</text:p>
      <text:p text:style-name="P10">barrasXtDataList2 ::=</text:p>
      <text:p text:style-name="P10">    barrasXtDataValue:w1 COMA                        </text:p>
      <text:p text:style-name="P10">    | barrasXtDataList2:w1 barrasXtDataValue:w2 COMA </text:p>
      <text:p text:style-name="P10">;</text:p>
      <text:p text:style-name="P10">barrasXtDataValue ::=</text:p>
      <text:p text:style-name="P10">    IZQLLAVE category:w1 COMA value:w2 COMA color:w3 DERLLAVE   </text:p>
      <text:p text:style-name="P10">;</text:p>
      <text:p text:style-name="P11"/>
      <text:p text:style-name="P9">// PASTEL &gt;&gt;&gt;&gt;&gt;&gt;&gt;&gt;&gt;&gt;&gt;&gt;&gt;&gt;&gt;&gt;&gt;&gt;&gt;</text:p>
      <text:p text:style-name="P9">// pastel</text:p>
      <text:p text:style-name="P10">pastel ::= IZQLLAVE pastelData:w1 DERLLAVE </text:p>
      <text:p text:style-name="P10">;</text:p>
      <text:p text:style-name="P10">pastelData ::= KD_DATA IZQCORCH pastelDataList:w1 DERCORCH </text:p>
      <text:p text:style-name="P10">;</text:p>
      <text:p text:style-name="P10">pastelDataList ::= </text:p>
      <text:p text:style-name="P10">    pastelDataValue:w1                      </text:p>
      <text:p text:style-name="P10">    | pastelDataList2:w1 pastelDataValue:w2 </text:p>
      <text:p text:style-name="P10">;</text:p>
      <text:p text:style-name="P10">pastelDataList2 ::=</text:p>
      <text:p text:style-name="P10">    pastelDataValue:w1 COMA                      </text:p>
      <text:p text:style-name="P10">    | pastelDataList2:w1 pastelDataValue:w2 COMA </text:p>
      <text:p text:style-name="P10">;</text:p>
      <text:p text:style-name="P10">pastelDataValue ::= </text:p>
      <text:p text:style-name="P10">    IZQLLAVE label:w1 COMA value:w2 DERLLAVE   </text:p>
      <text:p text:style-name="P10">    | IZQLLAVE value:w2 COMA label:w1 DERLLAVE </text:p>
      <text:p text:style-name="P10">;</text:p>
      <text:p text:style-name="P11"/>
      <text:p text:style-name="P9">// pastelXt</text:p>
      <text:p text:style-name="P10">pastelXt ::= </text:p>
      <text:p text:style-name="P10">    IZQLLAVE pastelXtData:w1 COMA pastelXtChart:w2 DERLLAVE   </text:p>
      <text:p text:style-name="P10">    | IZQLLAVE pastelXtChart:w2 COMA pastelXtData:w1 DERLLAVE </text:p>
      <text:p text:style-name="P10">;</text:p>
      <text:p text:style-name="P10">pastelXtData ::= KD_DATA IZQCORCH pastelXtDataList:w1 DERCORCH </text:p>
      <text:p text:style-name="P10">;</text:p>
      <text:p text:style-name="P10">pastelXtDataList ::= </text:p>
      <text:p text:style-name="P10">    pastelXtDataValue:w1                        </text:p>
      <text:p text:style-name="P10">    | pastelXtDataList2:w1 pastelXtDataValue:w2 </text:p>
      <text:p text:style-name="P10">;</text:p>
      <text:p text:style-name="P10">pastelXtDataList2 ::=</text:p>
      <text:p text:style-name="P10">    pastelXtDataValue:w1 COMA                        </text:p>
      <text:p text:style-name="P10">    | pastelXtDataList2:w1 pastelXtDataValue:w2 COMA </text:p>
      <text:p text:style-name="P10">;</text:p>
      <text:p text:style-name="P10">pastelXtDataValue ::= </text:p>
      <text:p text:style-name="P10">    IZQLLAVE label:w1 COMA value:w2 COMA color:w3 DERLLAVE   </text:p>
      <text:p text:style-name="P10">;</text:p>
      <text:p text:style-name="P11"/>
      <text:p text:style-name="P9">// PUNTOS &gt;&gt;&gt;&gt;&gt;&gt;&gt;&gt;&gt;&gt;&gt;&gt;&gt;&gt;&gt;&gt;&gt;&gt;&gt;</text:p>
      <text:p text:style-name="P9">// puntos</text:p>
      <text:p text:style-name="P10">puntos ::= IZQLLAVE puntosData:w1 DERLLAVE </text:p>
      <text:p text:style-name="P10">;</text:p>
      <text:p text:style-name="P10">puntosData ::= KD_DATA IZQCORCH puntosDataList:w1 DERCORCH </text:p>
      <text:p text:style-name="P10">;</text:p>
      <text:p text:style-name="P10">puntosDataList ::= </text:p>
      <text:p text:style-name="P10">    puntosDataValue:w1                      </text:p>
      <text:p text:style-name="P10">    | puntosDataList2:w1 puntosDataValue:w2 </text:p>
      <text:p text:style-name="P10">;</text:p>
      <text:p text:style-name="P10">puntosDataList2 ::=</text:p>
      <text:p text:style-name="P10">    puntosDataValue:w1 COMA                       </text:p>
      <text:p text:style-name="P10">    | puntosDataList2:w1 puntosDataValue:w2 COMA  </text:p>
      <text:p text:style-name="P10">;</text:p>
      <text:p text:style-name="P10">puntosDataValue ::= </text:p>
      <text:p text:style-name="P10">    IZQLLAVE xValue:w1 COMA yValue:w2 DERLLAVE   </text:p>
      <text:p text:style-name="P10">    | IZQLLAVE yValue:w2 COMA xValue:w1 DERLLAVE </text:p>
      <text:p text:style-name="P10"><text:soft-page-break/>;</text:p>
      <text:p text:style-name="P11"/>
      <text:p text:style-name="P9">// puntosXt</text:p>
      <text:p text:style-name="P10">puntosXt ::= </text:p>
      <text:p text:style-name="P10">    IZQLLAVE puntosXtData:w1 COMA chart:w2 DERLLAVE   </text:p>
      <text:p text:style-name="P10">    | IZQLLAVE chart:w2 COMA puntosXtData:w1 DERLLAVE </text:p>
      <text:p text:style-name="P10">;</text:p>
      <text:p text:style-name="P10">puntosXtData ::= KD_DATA IZQCORCH puntosXtDataList:w1 DERCORCH </text:p>
      <text:p text:style-name="P10">;</text:p>
      <text:p text:style-name="P10">puntosXtDataList ::= </text:p>
      <text:p text:style-name="P10">    puntosXtDataValue:w1                        </text:p>
      <text:p text:style-name="P10">    | puntosXtDataList2:w1 puntosXtDataValue:w2 </text:p>
      <text:p text:style-name="P10">;</text:p>
      <text:p text:style-name="P10">puntosXtDataList2 ::= </text:p>
      <text:p text:style-name="P10">    puntosXtDataValue:w1 COMA                        </text:p>
      <text:p text:style-name="P10">    | puntosXtDataList2:w1 puntosXtDataValue:w2 COMA </text:p>
      <text:p text:style-name="P10">;</text:p>
      <text:p text:style-name="P10">puntosXtDataValue ::= </text:p>
      <text:p text:style-name="P10">    IZQLLAVE xValue:w1 COMA yValue:w2 COMA size:w3 COMA color:w4 DERLLAVE </text:p>
      <text:p text:style-name="P10">;</text:p>
      <text:p text:style-name="P11"/>
      <text:p text:style-name="P9">// LINEAS &gt;&gt;&gt;&gt;&gt;&gt;&gt;&gt;&gt;&gt;&gt;&gt;&gt;&gt;&gt;&gt;&gt;&gt;&gt;</text:p>
      <text:p text:style-name="P9">// lineas</text:p>
      <text:p text:style-name="P10">lineas ::= </text:p>
      <text:p text:style-name="P10">    IZQLLAVE lineasData:w1 COMA chart:w2 DERLLAVE   </text:p>
      <text:p text:style-name="P10">    | IZQLLAVE chart:w2 COMA lineasData:w1 DERLLAVE </text:p>
      <text:p text:style-name="P10">;</text:p>
      <text:p text:style-name="P10">lineasData ::= KD_DATA IZQCORCH lineasDataList:w1 DERCORCH </text:p>
      <text:p text:style-name="P10">;</text:p>
      <text:p text:style-name="P10">lineasDataList ::= </text:p>
      <text:p text:style-name="P10">    lineasDataValue:w1                      </text:p>
      <text:p text:style-name="P10">    | lineasDataList2:w1 lineasDataValue:w2 </text:p>
      <text:p text:style-name="P10">;</text:p>
      <text:p text:style-name="P10">lineasDataList2 ::=</text:p>
      <text:p text:style-name="P10">    lineasDataValue:w1 COMA                      </text:p>
      <text:p text:style-name="P10">    | lineasDataList2:w1 lineasDataValue:w2 COMA </text:p>
      <text:p text:style-name="P10">;</text:p>
      <text:p text:style-name="P10">lineasDataValue ::= </text:p>
      <text:p text:style-name="P10">    IZQLLAVE name:w1 COMA points:w2 DERLLAVE   </text:p>
      <text:p text:style-name="P10">    | IZQLLAVE points:w2 COMA name:w1 DERLLAVE </text:p>
      <text:p text:style-name="P10">;</text:p>
      <text:p text:style-name="P11"/>
      <text:p text:style-name="P9">// lineasXt</text:p>
      <text:p text:style-name="P10">lineasXt ::= </text:p>
      <text:p text:style-name="P10">    IZQLLAVE lineasXtData:w1 COMA chart:w2 DERLLAVE   </text:p>
      <text:p text:style-name="P10">    | IZQLLAVE chart:w2 COMA lineasXtData:w1 DERLLAVE </text:p>
      <text:p text:style-name="P10">;</text:p>
      <text:p text:style-name="P10">lineasXtData ::= KD_DATA IZQCORCH lineasXtDataList:w1 DERCORCH  </text:p>
      <text:p text:style-name="P10">;</text:p>
      <text:p text:style-name="P10">lineasXtDataList ::= </text:p>
      <text:p text:style-name="P10">    lineasXtDataValue:w1                        </text:p>
      <text:p text:style-name="P10">    | lineasXtDataList2:w1 lineasXtDataValue:w2 </text:p>
      <text:p text:style-name="P10">;</text:p>
      <text:p text:style-name="P10">lineasXtDataList2 ::=</text:p>
      <text:p text:style-name="P10">    lineasXtDataValue:w1 COMA                        </text:p>
      <text:p text:style-name="P10">    | lineasXtDataList2:w1 lineasXtDataValue:w2 COMA </text:p>
      <text:p text:style-name="P10">;</text:p>
      <text:p text:style-name="P10">lineasXtDataValue ::= </text:p>
      <text:p text:style-name="P10">    IZQLLAVE name:w1 COMA pointsXt:w2 COMA color:w3 COMA lineStyle:w4 DERLLAVE </text:p>
      <text:p text:style-name="P10">;</text:p>
      <text:p text:style-name="P11"/>
      <text:p text:style-name="P9">// TARJETA &gt;&gt;&gt;&gt;&gt;&gt;&gt;&gt;&gt;&gt;&gt;&gt;&gt;&gt;&gt;&gt;&gt;&gt;&gt;</text:p>
      <text:p text:style-name="P10">tarjeta ::= IZQLLAVE KD_DATA IZQLLAVE tarjetaData:w1 DERLLAVE DERLLAVE </text:p>
      <text:p text:style-name="P10">;</text:p>
      <text:p text:style-name="P10"><text:soft-page-break/>tarjetaData ::= </text:p>
      <text:p text:style-name="P10">    value:w1 COMA label:w2 COMA description:w3 </text:p>
      <text:p text:style-name="P10">;</text:p>
      <text:p text:style-name="P10">tarjetaXt ::= IZQLLAVE KD_DATA IZQLLAVE tarjetaXtData:w1 DERLLAVE DERLLAVE </text:p>
      <text:p text:style-name="P10">;</text:p>
      <text:p text:style-name="P10">tarjetaXtData ::= </text:p>
      <text:p text:style-name="P10">    value:w1 COMA label:w2 COMA description:w3 COMA icon:w4 COMA color:w5 COMA link:w6 </text:p>
      <text:p text:style-name="P10">;</text:p>
      <text:p text:style-name="P11"/>
      <text:p text:style-name="P9">// CASI TERMINALES</text:p>
      <text:p text:style-name="P11"/>
      <text:p text:style-name="P9">// KD_DATA = "data":</text:p>
      <text:p text:style-name="P11"/>
      <text:p text:style-name="P9">// MI_INTEGER = 31</text:p>
      <text:p text:style-name="P9">// MI_COLOR = "#33ff57"</text:p>
      <text:p text:style-name="P9">// MI_URL = "https://example.com/more-info"</text:p>
      <text:p text:style-name="P9">// MI_TEXTO = "Mi Página Web"</text:p>
      <text:p text:style-name="P12"/>
      <text:p text:style-name="P9">// PROPERTY</text:p>
      <text:p text:style-name="P11"/>
      <text:p text:style-name="P9">// KD_TITLE = "title": </text:p>
      <text:p text:style-name="P10">title ::= KD_TITLE MI_TEXTO:w1 </text:p>
      <text:p text:style-name="P10">;</text:p>
      <text:p text:style-name="P9">// KD_DESCRIP = "description": </text:p>
      <text:p text:style-name="P10">description ::= KD_DESCRIP MI_TEXTO:w1 </text:p>
      <text:p text:style-name="P10">;</text:p>
      <text:p text:style-name="P9">// KD_HEADER = "header":</text:p>
      <text:p text:style-name="P10">header ::= KD_HEADER IZQLLAVE title:w1 DERLLAVE </text:p>
      <text:p text:style-name="P10">;</text:p>
      <text:p text:style-name="P9">// KD_FOOTER = "footer":</text:p>
      <text:p text:style-name="P10">footer ::= KD_FOOTER IZQLLAVE copyright:w1 DERLLAVE </text:p>
      <text:p text:style-name="P10">;</text:p>
      <text:p text:style-name="P9">// KD_BACKGR = "backgroundColor":</text:p>
      <text:p text:style-name="P10">backgr ::= KD_BACKGR MI_COLOR:w1 </text:p>
      <text:p text:style-name="P10">;</text:p>
      <text:p text:style-name="P9">// KD_FONTFAM = "fontFamily":</text:p>
      <text:p text:style-name="P10">fontFam ::= KD_FONTFAM MI_TEXTO:w1 </text:p>
      <text:p text:style-name="P10">;</text:p>
      <text:p text:style-name="P9">// KD_FONTSIZE = "fontSize":</text:p>
      <text:p text:style-name="P10">fontSize ::= KD_FONTSIZE MI_TEXTO:w1 </text:p>
      <text:p text:style-name="P10">;</text:p>
      <text:p text:style-name="P12"/>
      <text:p text:style-name="P9">// BARRAS.DATA</text:p>
      <text:p text:style-name="P11"/>
      <text:p text:style-name="P9">// KD_CATEGORY = "category":</text:p>
      <text:p text:style-name="P10">category ::= KD_CATEGORY MI_TEXTO:w1 </text:p>
      <text:p text:style-name="P10">;</text:p>
      <text:p text:style-name="P9">// KD_VALUE = "value":</text:p>
      <text:p text:style-name="P10">value ::= KD_VALUE MI_INTEGER:w1 </text:p>
      <text:p text:style-name="P10">;</text:p>
      <text:p text:style-name="P9">// KD_COLOR = "color":</text:p>
      <text:p text:style-name="P10">color ::= KD_COLOR MI_COLOR:w1 </text:p>
      <text:p text:style-name="P10">;</text:p>
      <text:p text:style-name="P11"/>
      <text:p text:style-name="P9">// KD_LINE = "lineStyle":</text:p>
      <text:p text:style-name="P10">lineStyle ::= KD_LINE MI_TEXTO:w1 </text:p>
      <text:p text:style-name="P10">;</text:p>
      <text:p text:style-name="P9">// KD_NAME = "name":</text:p>
      <text:p text:style-name="P10">name ::= KD_NAME MI_TEXTO:w1 </text:p>
      <text:p text:style-name="P10">;</text:p>
      <text:p text:style-name="P9">// KD_LABEL = "label":</text:p>
      <text:p text:style-name="P10">label ::= KD_LABEL MI_TEXTO:w1 </text:p>
      <text:p text:style-name="P10"><text:soft-page-break/>;</text:p>
      <text:p text:style-name="P9">// KD_ICON = "icon":</text:p>
      <text:p text:style-name="P10">icon ::= KD_ICON MI_TEXTO:w1 </text:p>
      <text:p text:style-name="P10">;</text:p>
      <text:p text:style-name="P9">// KD_LINK = "link":</text:p>
      <text:p text:style-name="P10">link ::= KD_LINK MI_URL:w1 </text:p>
      <text:p text:style-name="P10">;</text:p>
      <text:p text:style-name="P9">// KD_COPYR = "copyright":</text:p>
      <text:p text:style-name="P10">copyright ::= KD_COPYR MI_TEXTO:w1 </text:p>
      <text:p text:style-name="P10">;</text:p>
      <text:p text:style-name="P9">// KD_XLABEL = "xAxisLabel":</text:p>
      <text:p text:style-name="P10">xLabel ::= KD_XLABEL MI_TEXTO:w1 </text:p>
      <text:p text:style-name="P10">;</text:p>
      <text:p text:style-name="P9">// KD_YLABEL = "yAxisLabel":</text:p>
      <text:p text:style-name="P10">yLabel ::= KD_YLABEL MI_TEXTO:w1 </text:p>
      <text:p text:style-name="P10">;</text:p>
      <text:p text:style-name="P9">// KD_LEGEND = "legendPosition":</text:p>
      <text:p text:style-name="P10">legend ::= KD_LEGEND MI_TEXTO:w1 </text:p>
      <text:p text:style-name="P10">;</text:p>
      <text:p text:style-name="P9">// KD_X = "x":</text:p>
      <text:p text:style-name="P10">xValue ::= KD_X MI_INTEGER:w1 </text:p>
      <text:p text:style-name="P10">;</text:p>
      <text:p text:style-name="P9">// KD_Y = "y":</text:p>
      <text:p text:style-name="P10">yValue ::= KD_Y MI_INTEGER:w1 </text:p>
      <text:p text:style-name="P10">;</text:p>
      <text:p text:style-name="P9">// KD_SIZE = "size":</text:p>
      <text:p text:style-name="P10">size ::= KD_SIZE MI_INTEGER:w1 </text:p>
      <text:p text:style-name="P10">;</text:p>
      <text:p text:style-name="P11"/>
      <text:p text:style-name="P9">// KD_CHART = "chart":</text:p>
      <text:p text:style-name="P10">chart ::= </text:p>
      <text:p text:style-name="P10">    KD_CHART IZQLLAVE title:w1 COMA xLabel:w2 COMA yLabel:w3 DERLLAVE   </text:p>
      <text:p text:style-name="P10">    | KD_CHART IZQLLAVE title:w1 COMA yLabel:w3 COMA xLabel:w2 DERLLAVE </text:p>
      <text:p text:style-name="P10">    | KD_CHART IZQLLAVE xLabel:w2 COMA title:w1 COMA yLabel:w3 DERLLAVE </text:p>
      <text:p text:style-name="P10">    | KD_CHART IZQLLAVE xLabel:w2 COMA yLabel:w3 COMA title:w1 DERLLAVE </text:p>
      <text:p text:style-name="P10">    | KD_CHART IZQLLAVE yLabel:w3 COMA xLabel:w2 COMA title:w1 DERLLAVE </text:p>
      <text:p text:style-name="P10">    | KD_CHART IZQLLAVE yLabel:w3 COMA title:w1 COMA xLabel:w2 DERLLAVE </text:p>
      <text:p text:style-name="P10">;</text:p>
      <text:p text:style-name="P10">pastelXtChart ::= </text:p>
      <text:p text:style-name="P10">    KD_CHART IZQLLAVE title:w1 COMA legend:w2 DERLLAVE   </text:p>
      <text:p text:style-name="P10">    | KD_CHART IZQLLAVE legend:w2 COMA title:w1 DERLLAVE </text:p>
      <text:p text:style-name="P10">;</text:p>
      <text:p text:style-name="P11"/>
      <text:p text:style-name="P9">// usado en properties</text:p>
      <text:p text:style-name="P9">// KD_KEYWORDS = "keywords":</text:p>
      <text:p text:style-name="P10">keywords ::= KD_KEYWORDS IZQCORCH keywordList:w1 DERCORCH </text:p>
      <text:p text:style-name="P10">;</text:p>
      <text:p text:style-name="P9">// keywordList = "página web", "ejemplo", "JSON"</text:p>
      <text:p text:style-name="P10">keywordList ::=</text:p>
      <text:p text:style-name="P10">    /* epsilon */ </text:p>
      <text:p text:style-name="P10">    | MI_TEXTO:w1 </text:p>
      <text:p text:style-name="P10">    | keywordList2:w1 MI_TEXTO:w2 </text:p>
      <text:p text:style-name="P10">    | keywordList2:w1 error:w2 </text:p>
      <text:p text:style-name="P10">;</text:p>
      <text:p text:style-name="P10">keywordList2 ::=</text:p>
      <text:p text:style-name="P10">    MI_TEXTO:w1 COMA </text:p>
      <text:p text:style-name="P10">    | keywordList2:w1 MI_TEXTO:w2 COMA </text:p>
      <text:p text:style-name="P10">    | keywordList2:w1 error:w2 COMA </text:p>
      <text:p text:style-name="P10">;</text:p>
      <text:p text:style-name="P11"/>
      <text:p text:style-name="P9">// usado en lineas</text:p>
      <text:p text:style-name="P9">// KD_PONTS = "points":</text:p>
      <text:p text:style-name="P10">points ::= KD_PONTS IZQCORCH pointList:w1 DERCORCH </text:p>
      <text:p text:style-name="P10">;</text:p>
      <text:p text:style-name="P10"><text:soft-page-break/>pointList ::= </text:p>
      <text:p text:style-name="P10">    pointValue:w1                </text:p>
      <text:p text:style-name="P10">    | pointList2:w1 pointValue:w2</text:p>
      <text:p text:style-name="P10">;</text:p>
      <text:p text:style-name="P10">pointList2 ::=</text:p>
      <text:p text:style-name="P10">    pointValue:w1 COMA                  </text:p>
      <text:p text:style-name="P10">    | pointList2:w1 pointValue:w2 COMA  </text:p>
      <text:p text:style-name="P10">;</text:p>
      <text:p text:style-name="P10">pointValue ::= </text:p>
      <text:p text:style-name="P10">    IZQLLAVE xValue:w1 COMA yValue:w2 DERLLAVE   </text:p>
      <text:p text:style-name="P10">    | IZQLLAVE yValue:w2 COMA xValue:w1 DERLLAVE </text:p>
      <text:p text:style-name="P10">;</text:p>
      <text:p text:style-name="P11"/>
      <text:p text:style-name="P9">// usado en lineasXt</text:p>
      <text:p text:style-name="P10">pointsXt ::= KD_PONTS IZQCORCH pointXtList:w1 DERCORCH </text:p>
      <text:p text:style-name="P10">;</text:p>
      <text:p text:style-name="P10">pointXtList ::= </text:p>
      <text:p text:style-name="P10">    pointXtValue:w1                   </text:p>
      <text:p text:style-name="P10">    | pointXtList2:w1 pointXtValue:w2 </text:p>
      <text:p text:style-name="P10">;</text:p>
      <text:p text:style-name="P10">pointXtList2 ::=</text:p>
      <text:p text:style-name="P10">    pointXtValue:w1 COMA                   </text:p>
      <text:p text:style-name="P10">    | pointXtList2:w1 pointXtValue:w2 COMA </text:p>
      <text:p text:style-name="P10">;</text:p>
      <text:p text:style-name="P10">pointXtValue ::=     </text:p>
      <text:p text:style-name="P10">    IZQLLAVE xValue:w1 COMA yValue:w2 COMA label:w3 DERLLAVE   </text:p>
      <text:p text:style-name="P10">    | IZQLLAVE xValue:w1 COMA label:w3 COMA yValue:w2 DERLLAVE </text:p>
      <text:p text:style-name="P10">    | IZQLLAVE yValue:w2 COMA xValue:w1 COMA label:w3 DERLLAVE </text:p>
      <text:p text:style-name="P10">    | IZQLLAVE yValue:w2 COMA label:w3 COMA xValue:w1 DERLLAVE </text:p>
      <text:p text:style-name="P10">    | IZQLLAVE label:w3 COMA yValue:w2 COMA xValue:w1 DERLLAVE </text:p>
      <text:p text:style-name="P10">    | IZQLLAVE label:w3 COMA xValue:w1 COMA yValue:w2 DERLLAVE </text:p>
      <text:p text:style-name="P10">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ABSTRACCION</text:p>
      <text:p text:style-name="P3"/>
      <text:p text:style-name="P15"/>
      <text:p text:style-name="P8"><text:span text:style-name="T5">diccionario<text:line-break/><text:tab/>dashboard:<text:line-break/><text:tab/><text:tab/>a graphical report of various data relevant to a particular business, group, etc<text:line-break/><text:line-break/>app<text:line-break/><text:tab/>es un "ide" para generar dashboards<text:line-break/><text:tab/>puede tener varias pestañas<text:line-break/><text:tab/>cada pestaña<text:line-break/><text:tab/><text:tab/>debe tener un editor de texto<text:line-break/><text:tab/><text:tab/><text:tab/>dicho editor sirve para escribir el codigo del &lt;&lt;grafico&gt;&gt;<text:line-break/><text:tab/><text:tab/><text:tab/>guardado automatico: no debe tener boton para guardar el documento <text:line-break/><text:tab/><text:tab/>boton analisis/ejecucion<text:line-break/><text:tab/><text:tab/><text:tab/>output: dashboard en una web page<text:line-break/><text:tab/><text:tab/>mensajes de error de codigo<text:line-break/><text:tab/><text:tab/>boton exportar &lt;&lt;&lt;&lt;&lt;&lt;&lt;&lt; pendiente<text:line-break/><text:tab/>menu<text:line-break/><text:tab/><text:tab/>abrir documento existente<text:line-break/><text:tab/><text:tab/>crear nuevo documento<text:line-break/><text:tab/><text:tab/><text:tab/>el documento es un archivo con extension .gh<text:line-break/><text:tab/><text:tab/><text:tab/>paso: abrir dialogo para nombrar dicho archivo<text:line-break/><text:line-break/>procesadores de lenguaje<text:line-break/><text:tab/>paso 1:<text:line-break/><text:tab/><text:tab/>input: lenguaje con estructuras de control <text:line-break/><text:tab/><text:tab/>output: lenguaje para dashboard<text:line-break/><text:tab/>paso 2: <text:line-break/><text:tab/><text:tab/>input: lenguaje para dashboard<text:line-break/><text:tab/><text:tab/>output: dashboard<text:line-break/><text:line-break/>lenguaje para dashboard<text:line-break/><text:tab/>inicia y termina con llaves<text:line-break/><text:tab/>secciones del lenguaje<text:line-break/><text:tab/><text:tab/>seccion para configuracion<text:line-break/><text:tab/><text:tab/><text:tab/>sirve para configurar el dashboard<text:line-break/><text:tab/><text:tab/><text:tab/>// aclaracion2<text:line-break/><text:tab/><text:tab/>seccion para graficos<text:line-break/><text:tab/><text:tab/><text:tab/>sirve para definir graficos<text:line-break/><text:tab/><text:tab/><text:tab/>cada grafico tiene su propio lenguaje<text:line-break/><text:tab/><text:tab/><text:tab/>cada grafico inicia y termina con llaves<text:line-break/><text:tab/>lexemas<text:line-break/><text:tab/><text:tab/>mi_texto = á©-,<text:line-break/><text:tab/><text:tab/>mi_color = #f0f0f0<text:line-break/><text:tab/>&gt; dashboard<text:line-break/><text:tab/><text:tab/>{<text:line-break/><text:tab/><text:tab/><text:tab/>"title": "Mi Página Web", // para dashboard<text:line-break/><text:tab/><text:tab/><text:tab/>"description": "Una página web de ejemplo", // opcional<text:line-break/><text:tab/><text:tab/><text:tab/>"keywords": ["página web", "ejemplo", "JSON"], // aclaracion3<text:line-break/><text:tab/><text:tab/><text:tab/>"header": { "title": "Bienvenido a mi sitio web" }, // para pagina web<text:line-break/><text:tab/><text:tab/><text:tab/>"footer": { "copyright": "© 2024" }, // para pagina web<text:line-break/><text:tab/><text:tab/><text:tab/>"backgroundColor": "#f0f0f0", // predefinido: blanco hueso<text:line-break/><text:tab/><text:tab/><text:tab/>"fontFamily": "Arial, sans-serif", <text:line-break/><text:tab/><text:tab/><text:tab/>"fontSize": "16px"<text:line-break/><text:line-break/><text:tab/><text:tab/><text:tab/>{<text:line-break/><text:tab/><text:tab/><text:tab/><text:tab/>"data": [], <text:line-break/><text:tab/><text:tab/><text:tab/><text:tab/>...<text:line-break/><text:tab/><text:tab/><text:tab/>}<text:line-break/><text:tab/><text:tab/>}<text:line-break/><text:line-break/>graficos<text:line-break/>&gt; barras simple<text:line-break/></text:span><text:soft-page-break/><text:span text:style-name="T5">// aclaracion4<text:line-break/>{<text:line-break/><text:tab/>"data": [<text:line-break/><text:tab/><text:tab/>{ "category": "A", "value": 30 },<text:line-break/><text:tab/><text:tab/>{ "category": "B", "value": 50 },<text:line-break/><text:tab/><text:tab/>{ "category": "C", "value": 20 },<text:line-break/><text:tab/><text:tab/>{ "category": "D", "value": 45 },<text:line-break/><text:tab/><text:tab/>{ "category": "E", "value": 60 }<text:line-break/><text:tab/>]<text:line-break/>}<text:line-break/>&gt; barras extensa<text:line-break/>{<text:line-break/><text:tab/>"data": [<text:line-break/><text:tab/>{ "category": "A", "value": 30, "color": "#ff5733" },<text:line-break/><text:tab/>{ "category": "B", "value": 50, "color": "#33ff57" },<text:line-break/><text:tab/>{ "category": "C", "value": 20, "color": "#5733ff" },<text:line-break/><text:tab/>{ "category": "D", "value": 45, "color": "#ffff33" },<text:line-break/><text:tab/>{ "category": "E", "value": 60, "color": "#33ffff" }<text:line-break/><text:tab/>],<text:line-break/><text:tab/>"chart": {<text:line-break/><text:tab/><text:tab/>"title": "Gráfica de Barras",<text:line-break/><text:tab/><text:tab/>"xAxisLabel": "Categorías",<text:line-break/><text:tab/><text:tab/>"yAxisLabel": "Valores"<text:line-break/><text:tab/>}<text:line-break/>}<text:line-break/>&gt; pastel simple<text:line-break/>{<text:line-break/><text:tab/>"data": [<text:line-break/><text:tab/><text:tab/>{ "label": "A", "value": 30 },<text:line-break/><text:tab/><text:tab/>{ "label": "B", "value": 50 },<text:line-break/><text:tab/><text:tab/>{ "label": "C", "value": 20 }<text:line-break/><text:tab/>]<text:line-break/>}<text:line-break/>&gt; pastel extensa<text:line-break/>{<text:line-break/><text:tab/>"data": [<text:line-break/><text:tab/><text:tab/>{ "label": "A", "value": 30, "color": "#ff5733" },<text:line-break/><text:tab/><text:tab/>{ "label": "B", "value": 50, "color": "#33ff57" },<text:line-break/><text:tab/><text:tab/>{ "label": "C", "value": 20, "color": "#5733ff" }<text:line-break/><text:tab/>],<text:line-break/><text:tab/>"chart": {<text:line-break/><text:tab/><text:tab/>"title": "Gráfica de Pastel",<text:line-break/><text:tab/><text:tab/>"legendPosition": "bottom"<text:line-break/><text:tab/>}<text:line-break/>}<text:line-break/>&gt; puntos simple<text:line-break/>{<text:line-break/><text:tab/>"data": [<text:line-break/><text:tab/><text:tab/>{ "x": 10, "y": 20 },<text:line-break/><text:tab/><text:tab/>{ "x": 30, "y": 40 },<text:line-break/><text:tab/><text:tab/>{ "x": 50, "y": 60 },<text:line-break/><text:tab/><text:tab/>{ "x": 70, "y": 80 },<text:line-break/><text:tab/><text:tab/>{ "x": 90, "y": 100 }<text:line-break/><text:tab/>]<text:line-break/>}<text:line-break/>&gt; puntos extensa<text:line-break/>{<text:line-break/><text:tab/>"data": [<text:line-break/><text:tab/><text:tab/>{ "x": 10, "y": 20, "size": 5, "color": "#ff5733" },<text:line-break/><text:tab/><text:tab/>{ "x": 30, "y": 40, "size": 8, "color": "#33ff57" },<text:line-break/><text:tab/><text:tab/>{ "x": 50, "y": 60, "size": 10, "color": "#5733ff" },<text:line-break/><text:tab/><text:tab/>{ "x": 70, "y": 80, "size": 6, "color": "#ffff33" },<text:line-break/><text:tab/><text:tab/>{ "x": 90, "y": 100, "size": 7, "color": "#33ffff" }<text:line-break/><text:tab/>],<text:line-break/></text:span><text:soft-page-break/><text:span text:style-name="T5"><text:tab/>"chart": {<text:line-break/><text:tab/><text:tab/>"title": "Gráfico de Puntos",<text:line-break/><text:tab/><text:tab/>"xAxisLabel": "Eje X",<text:line-break/><text:tab/><text:tab/>"yAxisLabel": "Eje Y"<text:line-break/><text:tab/>}<text:line-break/>}<text:line-break/>&gt; lineas simple<text:line-break/>{<text:line-break/><text:tab/>"data": [<text:line-break/><text:tab/><text:tab/>{<text:line-break/><text:tab/><text:tab/><text:tab/>"name": "Serie 1",<text:line-break/><text:tab/><text:tab/><text:tab/>"points": [<text:line-break/><text:tab/><text:tab/><text:tab/><text:tab/>{ "x": 1, "y": 10 },<text:line-break/><text:tab/><text:tab/><text:tab/><text:tab/>{ "x": 2, "y": 20 },<text:line-break/><text:tab/><text:tab/><text:tab/><text:tab/>{ "x": 3, "y": 15 },<text:line-break/><text:tab/><text:tab/><text:tab/><text:tab/>{ "x": 4, "y": 25 },<text:line-break/><text:tab/><text:tab/><text:tab/><text:tab/>{ "x": 5, "y": 30 }<text:line-break/><text:tab/><text:tab/><text:tab/>]<text:line-break/><text:tab/><text:tab/>},<text:line-break/><text:tab/><text:tab/>{<text:line-break/><text:tab/><text:tab/><text:tab/>"name": "Serie 2",<text:line-break/><text:tab/><text:tab/><text:tab/>"points": [<text:line-break/><text:tab/><text:tab/><text:tab/><text:tab/>{ "x": 1, "y": 15 },<text:line-break/><text:tab/><text:tab/><text:tab/><text:tab/>{ "x": 2, "y": 25 },<text:line-break/><text:tab/><text:tab/><text:tab/><text:tab/>{ "x": 3, "y": 20 },<text:line-break/><text:tab/><text:tab/><text:tab/><text:tab/>{ "x": 4, "y": 30 },<text:line-break/><text:tab/><text:tab/><text:tab/><text:tab/>{ "x": 5, "y": 35 }<text:line-break/><text:tab/><text:tab/><text:tab/>]<text:line-break/><text:tab/><text:tab/>}<text:line-break/><text:tab/>],<text:line-break/><text:tab/>"chart": {<text:line-break/><text:tab/><text:tab/>"title": "Gráfico de Líneas",<text:line-break/><text:tab/><text:tab/>"xAxisLabel": "Eje X",<text:line-break/><text:tab/><text:tab/>"yAxisLabel": "Eje Y"<text:line-break/><text:tab/>}<text:line-break/>}<text:line-break/>&gt; lineas extensa<text:line-break/>{<text:line-break/><text:tab/>"data": [<text:line-break/><text:tab/><text:tab/>{<text:line-break/><text:tab/><text:tab/><text:tab/>"name": "Serie 1",<text:line-break/><text:tab/><text:tab/><text:tab/>"points": [<text:line-break/><text:tab/><text:tab/><text:tab/>{ "x": 1, "y": 10, "label": "Punto 1" },<text:line-break/><text:tab/><text:tab/><text:tab/>{ "x": 2, "y": 20, "label": "Punto 2" },<text:line-break/><text:tab/><text:tab/><text:tab/>{ "x": 3, "y": 15, "label": "Punto 3" },<text:line-break/><text:tab/><text:tab/><text:tab/>{ "x": 4, "y": 25, "label": "Punto 4" },<text:line-break/><text:tab/><text:tab/><text:tab/>{ "x": 5, "y": 30, "label": "Punto 5" }<text:line-break/><text:tab/><text:tab/><text:tab/>],<text:line-break/><text:tab/><text:tab/><text:tab/>"color": "#ff5733",<text:line-break/><text:tab/><text:tab/><text:tab/>"lineStyle": "solid"<text:line-break/><text:tab/><text:tab/>},<text:line-break/><text:tab/><text:tab/>{<text:line-break/><text:tab/><text:tab/><text:tab/>"name": "Serie 2",<text:line-break/><text:tab/><text:tab/><text:tab/>"points": [<text:line-break/><text:tab/><text:tab/><text:tab/>{ "x": 1, "y": 15, "label": "Punto 1" },<text:line-break/><text:tab/><text:tab/><text:tab/>{ "x": 2, "y": 25, "label": "Punto 2" },<text:line-break/><text:tab/><text:tab/><text:tab/>{ "x": 3, "y": 20, "label": "Punto 3" },<text:line-break/><text:tab/><text:tab/><text:tab/>{ "x": 4, "y": 30, "label": "Punto 4" },<text:line-break/><text:tab/><text:tab/><text:tab/>{ "x": 5, "y": 35, "label": "Punto 5" }<text:line-break/><text:tab/><text:tab/><text:tab/>],<text:line-break/><text:tab/><text:tab/><text:tab/>"color": "#33ff57",<text:line-break/><text:tab/><text:tab/><text:tab/>"lineStyle": "dashed"<text:line-break/><text:tab/><text:tab/>}<text:line-break/><text:tab/>],<text:line-break/></text:span><text:soft-page-break/><text:span text:style-name="T5"><text:tab/>"chart": {<text:line-break/><text:tab/><text:tab/>"title": "Gráfico de Líneas",<text:line-break/><text:tab/><text:tab/>"xAxisLabel": "Eje X",<text:line-break/><text:tab/><text:tab/>"yAxisLabel": "Eje Y"<text:line-break/><text:tab/>}<text:line-break/>}<text:line-break/><text:line-break/>&gt; tarjetas simple<text:line-break/>{<text:line-break/><text:tab/>"data": {<text:line-break/><text:tab/><text:tab/>"value": 75,<text:line-break/><text:tab/><text:tab/>"label": "Porcentaje completado",<text:line-break/><text:tab/><text:tab/>"description": "Este es el porcentaje de completado de la tarea actual."<text:line-break/><text:tab/>}<text:line-break/>}<text:line-break/>&gt; tarjetas extensa<text:line-break/>{<text:line-break/><text:tab/>"data": {<text:line-break/><text:tab/><text:tab/>"value": 42,<text:line-break/><text:tab/><text:tab/>"label": "Puntos obtenidos",<text:line-break/><text:tab/><text:tab/>"description": "Estos son los puntos obtenidos en la última evaluación.",<text:line-break/><text:tab/><text:tab/>"icon": "fa-star",<text:line-break/><text:tab/><text:tab/>"color": "#FFD700",<text:line-break/><text:tab/><text:tab/>"link": "https://example.com/more-info"<text:line-break/><text:tab/>}<text:line-break/>}<text:line-break/><text:line-break/>variables<text:line-break/><text:tab/>tipo<text:line-break/><text:tab/><text:tab/>entero<text:line-break/><text:tab/><text:tab/><text:tab/>id = 2;<text:line-break/><text:tab/><text:tab/>decimal<text:line-break/><text:tab/><text:tab/><text:tab/>id = 45.6;<text:line-break/><text:tab/><text:tab/>bool<text:line-break/><text:tab/><text:tab/><text:tab/>id = true;<text:line-break/><text:tab/><text:tab/>cadena<text:line-break/><text:tab/><text:tab/><text:tab/>id = "da45d65d";<text:line-break/><text:tab/>lexema<text:line-break/><text:tab/><text:tab/>id = [0-9a-zA-Z]*[iI][dD]<text:line-break/>operaciones<text:line-break/><text:tab/>entre entero y decimal<text:line-break/><text:tab/><text:tab/>sintaxis<text:line-break/><text:tab/><text:tab/><text:tab/>operando operador_binario operando ;<text:line-break/><text:tab/><text:tab/><text:tab/>operando operador_unario ;<text:line-break/><text:tab/><text:tab/>operadores<text:line-break/><text:tab/><text:tab/><text:tab/>*<text:line-break/><text:tab/><text:tab/><text:tab/>+<text:line-break/><text:tab/><text:tab/><text:tab/>/<text:line-break/><text:tab/><text:tab/><text:tab/>-<text:line-break/><text:tab/><text:tab/><text:tab/>id++ ;<text:line-break/><text:tab/><text:tab/><text:tab/>id-- ;<text:line-break/><text:tab/><text:tab/><text:tab/>id += 7 ;<text:line-break/><text:tab/><text:tab/><text:tab/>id -= 7 ;<text:line-break/><text:tab/><text:tab/><text:tab/>id *= 7 ;<text:line-break/><text:tab/><text:tab/><text:tab/>id /= 7 ;<text:line-break/><text:tab/>comparaciones<text:line-break/><text:tab/><text:tab/>==<text:line-break/><text:tab/><text:tab/>!=<text:line-break/><text:tab/><text:tab/>&lt;<text:line-break/><text:tab/><text:tab/>&gt;<text:line-break/><text:tab/><text:tab/>&lt;=<text:line-break/><text:tab/><text:tab/>&gt;=<text:line-break/>flujo<text:line-break/><text:tab/>if-else<text:line-break/></text:span><text:soft-page-break/><text:span text:style-name="T5"><text:tab/><text:tab/>id = 3;<text:line-break/><text:tab/><text:tab/>if(id==2) {...grafico...} else {...grafico...}<text:line-break/><text:tab/>for<text:line-break/><text:tab/><text:tab/>for ( id = 1; id &lt;= 5; id++) {...grafico...}<text:line-break/><text:tab/>while<text:line-break/><text:tab/><text:tab/>id = 3;<text:line-break/><text:tab/><text:tab/>while (id &lt;= 64) { ...grafico... id++; }<text:line-break/><text:tab/>do-while<text:line-break/><text:tab/><text:tab/>do{ ...grafico... id+=5; } while(id&lt;=5);<text:line-break/><text:line-break/>extras<text:line-break/><text:tab/>graficos predefinidos<text:line-break/><text:tab/>numero de linea y columna<text:line-break/><text:tab/><text:line-break/></text:span></text:p>
      <text:p text:style-name="P8"><text:span text:style-name="T5"/></text:p>
      <text:p text:style-name="P8"/>
      <text:p text:style-name="P8"/>
      <text:p text:style-name="P8"/>
      <text:p text:style-name="P7"><text:span text:style-name="T1">TECNOLOGIAS</text:span></text:p>
      <text:p text:style-name="P1"/>
      <text:list text:style-name="L1">
        <text:list-item>
          <text:p text:style-name="P4"><text:span text:style-name="T6">android studio 2023.2</text:span>: es un entorno para desarrollo de aplicaciones mobiles en dispositivos con sistema operativo android, android studio tiene soporte para java y kotlin, y usa gradle como herramienta para compilacion de proyectos </text:p>
        </text:list-item>
        <text:list-item>
          <text:p text:style-name="P5"><text:span text:style-name="T6">jflex 1.9.1:</text:span> sirve para generar un lexer a partir de una especificación</text:p>
        </text:list-item>
        <text:list-item>
          <text:p text:style-name="P5"><text:span text:style-name="T7">c</text:span><text:span text:style-name="T6">up 11b</text:span>: sirve para generar un parser a partir de una especificacion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 Light" svg:font-family="'JetBrains Mono Light'" style:font-family-generic="modern" style:font-pitch="fixed"/>
    <style:font-face style:name="JetBrains Mono Light1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8:40:15.838000000</meta:creation-date>
    <dc:date>2024-05-15T09:38:25.285000000</dc:date>
    <meta:editing-duration>PT2M58S</meta:editing-duration>
    <meta:editing-cycles>1</meta:editing-cycles>
    <meta:document-statistic meta:table-count="0" meta:image-count="0" meta:object-count="0" meta:page-count="14" meta:paragraph-count="426" meta:word-count="2384" meta:character-count="18458" meta:non-whitespace-character-count="14623"/>
    <meta:generator>LibreOffice/24.2.2.2$Windows_X86_64 LibreOffice_project/d56cc158d8a96260b836f100ef4b4ef25d6f1a01</meta:generator>
  </office:meta>
</office:document-meta>
</file>